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xml version="1.0" encoding="UTF-8"?&gt;</text:p>
      <text:p text:style-name="Standard">&lt;ies&gt;</text:p>
      <text:p text:style-name="Standard"><text:s text:c="2"/>&lt;modulos&gt;</text:p>
      <text:p text:style-name="Standard"><text:s text:c="4"/>&lt;modulo id="0228"&gt;</text:p>
      <text:p text:style-name="Standard"><text:s text:c="6"/>&lt;nombre&gt;Aplicaciones web&lt;/nombre&gt;</text:p>
      <text:p text:style-name="Standard"><text:s text:c="6"/>&lt;curso&gt;2&lt;/curso&gt;</text:p>
      <text:p text:style-name="Standard"><text:s text:c="6"/>&lt;horasSemanales&gt;4&lt;/horasSemanales&gt;</text:p>
      <text:p text:style-name="Standard"><text:s text:c="6"/>&lt;ciclo&gt;SMR&lt;/ciclo&gt;</text:p>
      <text:p text:style-name="Standard"><text:s text:c="4"/>&lt;/modulo&gt;</text:p>
      <text:p text:style-name="Standard"><text:s text:c="4"/>&lt;modulo id="0372"&gt;</text:p>
      <text:p text:style-name="Standard"><text:s text:c="6"/>&lt;nombre&gt;Gestión de bases de datos&lt;/nombre&gt;</text:p>
      <text:p text:style-name="Standard"><text:s text:c="6"/>&lt;curso&gt;1&lt;/curso&gt;</text:p>
      <text:p text:style-name="Standard"><text:s text:c="6"/>&lt;horasSemanales&gt;5&lt;/horasSemanales&gt;</text:p>
      <text:p text:style-name="Standard"><text:s text:c="6"/>&lt;ciclo&gt;ASIR&lt;/ciclo&gt;</text:p>
      <text:p text:style-name="Standard"><text:s text:c="4"/>&lt;/modulo&gt;</text:p>
      <text:p text:style-name="Standard"><text:s text:c="4"/>&lt;modulo id="0373"&gt;</text:p>
      <text:p text:style-name="Standard"><text:s text:c="6"/>&lt;nombre&gt;Lenguajes de marcas y sistemas de gestión de información&lt;/nombre&gt;</text:p>
      <text:p text:style-name="Standard"><text:s text:c="6"/>&lt;curso&gt;1&lt;/curso&gt;</text:p>
      <text:p text:style-name="Standard"><text:s text:c="6"/>&lt;horasSemanales&gt;3&lt;/horasSemanales&gt;</text:p>
      <text:p text:style-name="Standard"><text:s text:c="6"/>&lt;ciclo&gt;ASIR&lt;/ciclo&gt;</text:p>
      <text:p text:style-name="Standard"><text:s text:c="6"/>&lt;ciclo&gt;DAW&lt;/ciclo&gt;</text:p>
      <text:p text:style-name="Standard"><text:s text:c="4"/>&lt;/modulo&gt;</text:p>
      <text:p text:style-name="Standard"><text:s text:c="4"/>&lt;modulo id="0376"&gt;</text:p>
      <text:p text:style-name="Standard"><text:s text:c="6"/>&lt;nombre&gt;Implantación de aplicaciones web&lt;/nombre&gt;</text:p>
      <text:p text:style-name="Standard"><text:s text:c="6"/>&lt;curso&gt;2&lt;/curso&gt;</text:p>
      <text:p text:style-name="Standard"><text:s text:c="6"/>&lt;horasSemanales&gt;5&lt;/horasSemanales&gt;</text:p>
      <text:p text:style-name="Standard"><text:s text:c="6"/>&lt;ciclo&gt;ASIR&lt;/ciclo&gt;</text:p>
      <text:p text:style-name="Standard"><text:s text:c="4"/>&lt;/modulo&gt;</text:p>
      <text:p text:style-name="Standard"><text:s text:c="2"/>&lt;/modulos&gt;</text:p>
      <text:p text:style-name="Standard">&lt;/ies&gt;</text:p>
      <text:p text:style-name="Standard"/>
      <text:p text:style-name="Standard"/>
      <text:p text:style-name="Standard"/>
      <text:p text:style-name="Standard"/>
      <text:p text:style-name="P1">1. Nombre de los módulos que se imparten en el instituto.</text:p>
      <text:p text:style-name="Standard"/>
      <text:p text:style-name="Standard">/ies/modulos/modulo/nombre/text()</text:p>
      <text:p text:style-name="Standard"/>
      <text:p text:style-name="P1">2. Nombre de los módulos del ciclo ASIR.</text:p>
      <text:p text:style-name="Standard"/>
      <text:p text:style-name="Standard">/ies/modulos/modulo[ciclo="ASIR"]/nombre/text()</text:p>
      <text:p text:style-name="Standard"/>
      <text:p text:style-name="P1">3. Nombre de los módulos que se imparten en el segundo curso de cualquier ciclo.</text:p>
      <text:p text:style-name="Standard"/>
      <text:p text:style-name="Standard">/ies/modulos/modulo[curso="2"]/nombre/text()</text:p>
      <text:p text:style-name="Standard"/>
      <text:p text:style-name="P1">4. Nombre de los módulos de menos de 5 horas semanales.</text:p>
      <text:p text:style-name="Standard"/>
      <text:p text:style-name="Standard">/ies/modulos/modulo[horasSemanales&lt;5]/nombre/text()</text:p>
      <text:p text:style-name="Standard"/>
      <text:p text:style-name="P1">5. Nombre de los módulos que se imparten en el primer curso de ASIR.</text:p>
      <text:p text:style-name="Standard"/>
      <text:p text:style-name="Standard"><text:soft-page-break/>/ies/modulos/modulo[ciclo="ASIR" and curso="1"]/nombre/text()</text:p>
      <text:p text:style-name="Standard"/>
      <text:p text:style-name="P1">6. Horas semanales de los módulos de más de 3 horas semanales.</text:p>
      <text:p text:style-name="Standard"/>
      <text:p text:style-name="Standard">/ies/modulos/modulo[horasSemanales&gt;3]/horasSemanales/text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9:13:11.406000000</meta:creation-date>
    <dc:date>2024-01-30T09:14:19.517000000</dc:date>
    <meta:editing-duration>PT1M8S</meta:editing-duration>
    <meta:editing-cycles>1</meta:editing-cycles>
    <meta:document-statistic meta:table-count="0" meta:image-count="0" meta:object-count="0" meta:page-count="2" meta:paragraph-count="42" meta:word-count="131" meta:character-count="1461" meta:non-whitespace-character-count="1234"/>
    <meta:generator>LibreOffice/7.4.6.2$Windows_X86_64 LibreOffice_project/5b1f5509c2decdade7fda905e3e1429a67acd63d</meta:generator>
  </office:meta>
</office:document-meta>
</file>